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3.87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974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895cm" fo:break-before="auto" style:use-optimal-row-height="true"/>
    </style:style>
    <style:style style:name="ro16" style:family="table-row">
      <style:table-row-properties style:row-height="4.791cm" fo:break-before="auto" style:use-optimal-row-height="tru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7.167cm" fo:break-before="auto" style:use-optimal-row-height="true"/>
    </style:style>
    <style:style style:name="ro20" style:family="table-row">
      <style:table-row-properties style:row-height="3.217cm" fo:break-before="auto" style:use-optimal-row-height="false"/>
    </style:style>
    <style:style style:name="ro21" style:family="table-row">
      <style:table-row-properties style:row-height="1.637cm" fo:break-before="auto" style:use-optimal-row-height="true"/>
    </style:style>
    <style:style style:name="ro22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19T14:56:44.16">
            <text:p>0419 <text:s/>1456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19T14:56:44.16">
            <text:p>0419 <text:s/>1456</text:p>
          </table:table-cell>
          <table:table-cell table:style-name="ce8" table:formula="of:=NOW()" office:value-type="date" office:date-value="2022-04-19T14:56:44.16">
            <text:p>0419 <text:s/>1456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19T14:56:44.16">
            <text:p>0419 <text:s/>1456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19T14:56:44.16">
            <text:p>0419 <text:s/>1456</text:p>
          </table:table-cell>
          <table:table-cell table:style-name="ce8" table:formula="of:=NOW()" office:value-type="date" office:date-value="2022-04-19T14:56:44.16">
            <text:p>0419 <text:s/>1456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 office:value-type="date" office:date-value="2022-04-18T14:31:13.17">
            <text:p>041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iedemnastej marca. (17/4/2022) / Księ, wiek : 15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سابع عشر من شهر أبريل. \ الخام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wewnątrz ogrodzenia. (2) Kuro. Dałem ją paczkę. Na chwilę pochyliła jej głowę nad jedzeniem. A potem idzie do rogu. Nie j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17). (1) 쳥명(4/5), 제 열셋(13) 날. (2) 말후(4/15-), 제 셋 날. (3) 음력 3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대갑 소리. 구멍 2 와 3. &lt;1&gt; 다시 새로운 입술 형태를 발견. &lt;2&gt; 아랫 입술을 피리 본체에 딱 붙인다. &lt;3&gt; 윗입술은 중심으로 맞춘다. 흐르는 공기를 누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 office:value-type="date" office:date-value="2022-04-19T14:11:43.88">
            <text:p>04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osiemnastej marca. (18/4/2022) / (1) Księ, wiek : 16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من عشر من شهر أبريل \ الساد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&lt;1&gt; obaj nie w miejscu kryjówki za ścianią jedzenia. (2) Poszedłem na zachodny działce. Nie tam także. (3) Po chwilę, jednak, Mike przychodziła. (4) Wróciłem do parku. &lt;1&gt; najpierw, dałem Mike'owi jedzenie przez ogrodzenie. &lt;2&gt; Mike nie przychodzi. Deszcz spada w tej lokalizacji, pomimo ogrodzenia. (5) jak dla Kuro'a, ona nie nawet próbuje przyjść. (6) Myśl przychodzi do mojej głowy. &lt;1&gt; Poruszę do drogi dla pieszych, która jest na południowej stronie kryjówki. &lt;2&gt; Tam, gdzie Kuro jest, dałem Kuro'owi jedzenie. &lt;3&gt; Mike przychodzi także. Dałem jej też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8). (1) 쳥명(4/5), 제 열넷 날. (2) 말후(4/15-), 제 넷(4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sombuluko[poniedzial`ek / ayisishiyagalombili[osiem / eziyishumi[dziesia_t / eleshumi[dziesia_ty / UMbasa[kwiecien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하나 소리에서 다른 소리로 옮겨갈 때, 그 다른 소리가 매끄럽게 나오는 것에 뜻을 배려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반둥 회의 개최. 인도네시아 반둥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19T14:56:41.81">
            <text:p>2022/4/19 14:56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2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9">2022/04/19</text:date>, <text:time>14:56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19T14:56:43.86</dc:date>
    <dc:creator>iwabuchi ken</dc:creator>
    <meta:editing-duration>P17DT10H17M3S</meta:editing-duration>
    <meta:editing-cycles>2389</meta:editing-cycles>
    <meta:generator>OpenOffice/4.1.3$Win32 OpenOffice.org_project/413m1$Build-9783</meta:generator>
    <meta:document-statistic meta:table-count="2" meta:cell-count="836" meta:object-count="0"/>
  </office:meta>
</office:document-meta>
</file>